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4" style:family="table">
      <style:table-properties style:width="15.198cm" fo:margin-left="1.356cm" fo:margin-right="1.145cm" table:align="margins" fo:keep-with-next="always" style:writing-mode="lr-tb"/>
    </style:style>
    <style:style style:name="Tabelle4.A" style:family="table-column">
      <style:table-column-properties style:column-width="3.976cm" style:rel-column-width="2254*"/>
    </style:style>
    <style:style style:name="Tabelle4.D" style:family="table-column">
      <style:table-column-properties style:column-width="3.27cm" style:rel-column-width="1854*"/>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4.A3" style:family="table-cell">
      <style:table-cell-properties fo:padding="0.097cm" fo:border-left="0.002cm solid #000000" fo:border-right="none" fo:border-top="none" fo:border-bottom="0.002cm solid #000000"/>
    </style:style>
    <style:style style:name="Tabelle3" style:family="table">
      <style:table-properties style:width="15.198cm" fo:margin-left="1.356cm" fo:margin-right="1.145cm" table:align="margins" fo:keep-with-next="always" style:writing-mode="lr-tb"/>
    </style:style>
    <style:style style:name="Tabelle3.A" style:family="table-column">
      <style:table-column-properties style:column-width="3.976cm" style:rel-column-width="2254*"/>
    </style:style>
    <style:style style:name="Tabelle3.D" style:family="table-column">
      <style:table-column-properties style:column-width="3.27cm" style:rel-column-width="1854*"/>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e6e6e6" fo:padding="0.097cm" fo:border="0.002cm solid #000000">
        <style:background-image/>
      </style:table-cell-properties>
    </style:style>
    <style:style style:name="Tabelle3.A2" style:family="table-cell" style:data-style-name="N0">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3.A3" style:family="table-cell">
      <style:table-cell-properties fo:padding="0.097cm" fo:border-left="0.002cm solid #000000" fo:border-right="none"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text-properties fo:color="#000000"/>
    </style:style>
    <style:style style:name="P1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5" style:family="paragraph" style:parent-style-name="Standard">
      <style:paragraph-properties fo:margin-left="0cm" fo:margin-right="0cm" fo:text-indent="0.046cm" style:auto-text-indent="false" style:snap-to-layout-grid="false"/>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style>
    <style:style style:name="P17" style:family="paragraph" style:parent-style-name="Standard">
      <style:paragraph-properties fo:margin-left="3.44cm" fo:margin-right="0cm" fo:text-align="start" style:justify-single-word="false" fo:text-indent="-3.466cm" style:auto-text-indent="false">
        <style:tab-stops/>
      </style:paragraph-properties>
    </style:style>
    <style:style style:name="P18" style:family="paragraph" style:parent-style-name="Standard">
      <style:paragraph-properties fo:margin-left="-0.026cm" fo:margin-right="0cm" fo:text-align="justify" style:justify-single-word="false" fo:text-indent="0cm" style:auto-text-indent="false">
        <style:tab-stops/>
      </style:paragraph-properties>
    </style:style>
    <style:style style:name="P1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1"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2" style:family="paragraph" style:parent-style-name="Standard">
      <style:paragraph-properties fo:text-align="justify" style:justify-single-word="false"/>
    </style:style>
    <style:style style:name="P23"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4" style:family="paragraph" style:parent-style-name="Standard" style:list-style-name="L1">
      <style:paragraph-properties fo:text-align="justify" style:justify-single-word="false">
        <style:tab-stops>
          <style:tab-stop style:position="4.738cm"/>
        </style:tab-stops>
      </style:paragraph-properties>
    </style:style>
    <style:style style:name="P25" style:family="paragraph" style:parent-style-name="Standard">
      <style:paragraph-properties fo:text-align="justify" style:justify-single-word="false">
        <style:tab-stops/>
      </style:paragraph-properties>
    </style:style>
    <style:style style:name="P26" style:family="paragraph" style:parent-style-name="Standard" style:list-style-name="L2">
      <style:paragraph-properties fo:text-align="justify" style:justify-single-word="false">
        <style:tab-stops/>
      </style:paragraph-properties>
    </style:style>
    <style:style style:name="P27" style:family="paragraph" style:parent-style-name="Standard">
      <style:paragraph-properties fo:text-align="center" style:justify-single-word="false"/>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text-align="center" style:justify-single-word="false"/>
      <style:text-properties fo:font-size="10pt" style:font-size-asian="10pt" style:font-size-complex="10pt"/>
    </style:style>
    <style:style style:name="P30" style:family="paragraph" style:parent-style-name="Standard" style:list-style-name="L2">
      <style:paragraph-properties fo:text-align="start" style:justify-single-word="false">
        <style:tab-stops/>
      </style:paragraph-properties>
    </style:style>
    <style:style style:name="P31"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32" style:family="paragraph" style:parent-style-name="Standard" style:master-page-name="First_20_Page">
      <style:paragraph-properties style:page-number="1"/>
    </style:style>
    <style:style style:name="P33" style:family="paragraph" style:parent-style-name="Standard">
      <style:paragraph-properties fo:margin-left="0cm" fo:margin-right="0cm" fo:text-align="justify" style:justify-single-word="false" fo:text-indent="0cm" style:auto-text-indent="false">
        <style:tab-stops/>
      </style:paragraph-properties>
    </style:style>
    <style:style style:name="P34" style:family="paragraph" style:parent-style-name="Standard">
      <style:paragraph-properties fo:margin-top="0cm" fo:margin-bottom="0.31cm" fo:text-align="justify" style:justify-single-word="false"/>
    </style:style>
    <style:style style:name="P35" style:family="paragraph" style:parent-style-name="Standard">
      <style:paragraph-properties fo:margin-top="0cm" fo:margin-bottom="0.31cm" fo:text-align="justify" style:justify-single-word="false" fo:break-before="page"/>
    </style:style>
    <style:style style:name="P36" style:family="paragraph" style:parent-style-name="Standard">
      <style:paragraph-properties fo:margin-left="3.44cm" fo:margin-right="0cm" fo:text-align="justify" style:justify-single-word="false" fo:text-indent="-3.466cm" style:auto-text-indent="false">
        <style:tab-stops/>
      </style:paragraph-properties>
    </style:style>
    <style:style style:name="P37" style:family="paragraph" style:parent-style-name="Standard">
      <style:paragraph-properties fo:margin-left="3.44cm" fo:margin-right="0cm" fo:text-align="start" style:justify-single-word="false" fo:text-indent="-3.466cm" style:auto-text-indent="false">
        <style:tab-stops/>
      </style:paragraph-properties>
    </style:style>
    <style:style style:name="P38" style:family="paragraph" style:parent-style-name="Standard">
      <style:paragraph-properties fo:margin-left="-0.026cm" fo:margin-right="0cm" fo:text-align="justify" style:justify-single-word="false" fo:text-indent="0cm" style:auto-text-indent="false">
        <style:tab-stops/>
      </style:paragraph-properties>
    </style:style>
    <style:style style:name="P39" style:family="paragraph" style:parent-style-name="Standard">
      <style:paragraph-properties fo:margin-left="2.54cm" fo:margin-right="0cm" fo:text-align="justify" style:justify-single-word="false" fo:text-indent="-0.635cm" style:auto-text-indent="false">
        <style:tab-stops/>
      </style:paragraph-properties>
    </style:style>
    <style:style style:name="P40" style:family="paragraph" style:parent-style-name="Standard" style:list-style-name="L2">
      <style:paragraph-properties fo:margin-left="2.54cm" fo:margin-right="0cm" fo:text-align="justify" style:justify-single-word="false" fo:text-indent="-0.635cm" style:auto-text-indent="false">
        <style:tab-stops/>
      </style:paragraph-properties>
    </style:style>
    <style:style style:name="P41" style:family="paragraph" style:parent-style-name="Standard" style:list-style-name="L5">
      <style:paragraph-properties fo:margin-left="2.54cm" fo:margin-right="0cm" fo:text-align="justify" style:justify-single-word="false" fo:text-indent="-0.635cm" style:auto-text-indent="false">
        <style:tab-stops/>
      </style:paragraph-properties>
    </style:style>
    <style:style style:name="P42" style:family="paragraph" style:parent-style-name="Standard" style:list-style-name="L2">
      <style:paragraph-properties fo:margin-left="3.81cm" fo:margin-right="0cm" fo:text-align="justify" style:justify-single-word="false" fo:text-indent="-0.635cm" style:auto-text-indent="false">
        <style:tab-stops/>
      </style:paragraph-properties>
    </style:style>
    <style:style style:name="P43" style:family="paragraph" style:parent-style-name="Standard" style:list-style-name="L3">
      <style:paragraph-properties fo:margin-left="3.81cm" fo:margin-right="0cm" fo:text-align="justify" style:justify-single-word="false" fo:text-indent="-0.635cm" style:auto-text-indent="false">
        <style:tab-stops/>
      </style:paragraph-properties>
    </style:style>
    <style:style style:name="P44" style:family="paragraph" style:parent-style-name="Standard" style:list-style-name="L2">
      <style:paragraph-properties fo:margin-left="5.08cm" fo:margin-right="0cm" fo:text-align="justify" style:justify-single-word="false" fo:text-indent="-0.635cm" style:auto-text-indent="false">
        <style:tab-stops/>
      </style:paragraph-properties>
    </style:style>
    <style:style style:name="P45" style:family="paragraph" style:parent-style-name="Standard" style:list-style-name="L3">
      <style:paragraph-properties fo:margin-left="5.08cm" fo:margin-right="0cm" fo:text-align="justify" style:justify-single-word="false" fo:text-indent="-0.635cm" style:auto-text-indent="false">
        <style:tab-stops/>
      </style:paragraph-properties>
    </style:style>
    <style:style style:name="P46" style:family="paragraph" style:parent-style-name="Standard" style:list-style-name="L2">
      <style:paragraph-properties fo:margin-left="5.08cm" fo:margin-right="0cm" fo:text-align="justify" style:justify-single-word="false" fo:text-indent="-0.635cm" style:auto-text-indent="false">
        <style:tab-stops/>
      </style:paragraph-properties>
      <style:text-properties fo:font-style="italic" style:font-style-asian="italic" style:font-style-complex="italic"/>
    </style:style>
    <style:style style:name="P47" style:family="paragraph" style:parent-style-name="Standard" style:list-style-name="L3">
      <style:paragraph-properties fo:margin-left="5.08cm" fo:margin-right="0cm" fo:text-align="justify" style:justify-single-word="false" fo:text-indent="-0.635cm" style:auto-text-indent="false">
        <style:tab-stops/>
      </style:paragraph-properties>
      <style:text-properties fo:font-style="italic" style:font-style-asian="italic" style:font-style-complex="italic"/>
    </style:style>
    <style:style style:name="P48" style:family="paragraph" style:parent-style-name="Heading_20_1">
      <style:paragraph-properties fo:text-align="justify" style:justify-single-word="false"/>
    </style:style>
    <style:style style:name="P49" style:family="paragraph" style:parent-style-name="Heading_20_1">
      <style:paragraph-properties fo:break-before="page"/>
    </style:style>
    <style:style style:name="P50" style:family="paragraph" style:parent-style-name="Heading_20_2">
      <style:paragraph-properties fo:text-align="justify" style:justify-single-word="false"/>
    </style:style>
    <style:style style:name="P51" style:family="paragraph" style:parent-style-name="Heading_20_2">
      <style:paragraph-properties fo:text-align="justify" style:justify-single-word="false">
        <style:tab-stops>
          <style:tab-stop style:position="1.221cm"/>
          <style:tab-stop style:position="6.05cm"/>
          <style:tab-stop style:position="8.601cm"/>
          <style:tab-stop style:position="12.102cm"/>
        </style:tab-stops>
      </style:paragraph-properties>
    </style:style>
    <style:style style:name="P52" style:family="paragraph" style:parent-style-name="Heading_20_2">
      <style:paragraph-properties fo:text-align="justify" style:justify-single-word="false" fo:break-before="page"/>
    </style:style>
    <style:style style:name="P53" style:family="paragraph" style:parent-style-name="Table_20_Contents_20__28_user_29_">
      <style:paragraph-properties fo:text-align="center" style:justify-single-word="false" style:snap-to-layout-grid="false"/>
    </style:style>
    <style:style style:name="P54" style:family="paragraph" style:parent-style-name="Table_20_Contents_20__28_user_29_">
      <style:paragraph-properties fo:text-align="center" style:justify-single-word="false" style:snap-to-layout-grid="false"/>
      <style:text-properties fo:font-size="10pt" style:font-size-asian="10pt" style:font-size-complex="10pt"/>
    </style:style>
    <style:style style:name="P55" style:family="paragraph" style:parent-style-name="Table_20_Contents_20__28_user_29_">
      <style:paragraph-properties fo:margin-top="0cm" fo:margin-bottom="0cm" fo:text-align="center" style:justify-single-word="false" style:snap-to-layout-grid="false"/>
      <style:text-properties style:text-rotation-angle="0" style:text-rotation-scale="line-height"/>
    </style:style>
    <style:style style:name="P56"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text-rotation-angle="0" style:text-rotation-scale="line-height"/>
    </style:style>
    <style:style style:name="P57" style:family="paragraph" style:parent-style-name="Table_20_Contents_20__28_user_29_">
      <style:paragraph-properties fo:margin-top="0cm" fo:margin-bottom="0cm" fo:text-align="center" style:justify-single-word="false" style:snap-to-layout-grid="false"/>
      <style:text-properties fo:font-size="8pt" fo:font-style="italic" style:font-size-asian="8pt" style:font-style-asian="italic" style:font-size-complex="8pt" style:font-style-complex="italic" style:text-rotation-angle="0" style:text-rotation-scale="line-height"/>
    </style:style>
    <style:style style:name="P58"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style>
    <style:style style:name="P59"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60"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61"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62" style:family="paragraph" style:parent-style-name="Table_20_Contents">
      <style:paragraph-properties fo:text-align="center" style:justify-single-word="false"/>
    </style:style>
    <style:style style:name="P63" style:family="paragraph" style:parent-style-name="Table">
      <style:paragraph-properties fo:margin-left="1.348cm" fo:margin-right="0cm" fo:text-indent="0cm" style:auto-text-indent="false"/>
    </style:style>
    <style:style style:name="P64" style:family="paragraph" style:parent-style-name="Table">
      <style:paragraph-properties fo:margin-left="1.348cm" fo:margin-right="0cm" fo:margin-top="0cm" fo:margin-bottom="0.31cm" fo:text-align="justify" style:justify-single-word="false" fo:text-indent="0cm" style:auto-text-indent="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style:font-style-asian="normal"/>
    </style:style>
    <style:style style:name="T9" style:family="text">
      <style:text-properties style:font-style-complex="normal"/>
    </style:style>
    <style:style style:name="T10" style:family="text">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11" style:family="text">
      <style:text-properties style:use-window-font-color="true" style:font-name="Arial" fo:language="de" fo:country="DE" style:font-name-asian="Times New Roman" style:font-name-complex="Arial"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Leitzentrale<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4"><text:span text:style-name="T4">Datum</text:span><text:tab/><text:modification-date style:data-style-name="N36">26.05.2010</text:modification-date></text:p>
      <text:p text:style-name="P14"><text:span text:style-name="T4">Quelle</text:span><text:tab/>Dokumente → 04_Test → 04.01_Testspezifikation</text:p>
      <text:p text:style-name="P21"><text:span text:style-name="T4">Autoren</text:span><text:tab/>Norman Nieß</text:p>
      <text:p text:style-name="P14"><text:tab/>Kai Dziembala</text:p>
      <text:p text:style-name="P14"><text:span text:style-name="T4">Version</text:span><text:tab/><text:reference-mark-start text:name="Version"/><text:span text:style-name="Version_20_Char">0.0</text:span><text:reference-mark-end text:name="Version"/></text:p>
      <text:p text:style-name="P14"><text:span text:style-name="T4">Status</text:span><text:tab/>in Bearbeitung</text:p>
      <text:p text:style-name="P14"/>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5">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6.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text:s/>Historie<text:tab/>2</text:p>
          <text:p text:style-name="P19">2 <text:s/>Inhaltsverzeichnis<text:tab/>3</text:p>
          <text:p text:style-name="P19">3 <text:s/>Identifikation des Testobjekts<text:tab/>4</text:p>
          <text:p text:style-name="P19">4 <text:s/>Testziele<text:tab/>5</text:p>
          <text:p text:style-name="P19">5 Testfall 1 „Fahrprogramm für Lokomotive 1“<text:tab/>6</text:p>
          <text:p text:style-name="P20">5.1 <text:s/>Identifikation des Testobjektes<text:tab/>6</text:p>
          <text:p text:style-name="P20">5.2 <text:s/>Test-Identifikation<text:tab/>6</text:p>
          <text:p text:style-name="P20">5.3 <text:s/>Testfallbeschreibung<text:tab/>6</text:p>
          <text:p text:style-name="P20">5.4 <text:s/>Testskript<text:tab/>6</text:p>
          <text:p text:style-name="P20">5.5 <text:s/>Testreferenz<text:tab/>7</text:p>
          <text:p text:style-name="P20">5.6 <text:s/>Test-Protokoll<text:tab/>7</text:p>
          <text:p text:style-name="P19">6 <text:s/>Testfall 2 „Fahrprogramm für Lokomotive 2“<text:tab/>8</text:p>
          <text:p text:style-name="P20">6.1 <text:s/>Identifikation des Testobjektes<text:tab/>8</text:p>
          <text:p text:style-name="P20">6.2 <text:s/>Test-Identifikation<text:tab/>8</text:p>
          <text:p text:style-name="P20">6.3 <text:s/>Testfallbeschreibung<text:tab/>8</text:p>
          <text:p text:style-name="P20">6.4 <text:s/>Testskript<text:tab/>8</text:p>
          <text:p text:style-name="P20">6.5 <text:s/>Testreferenz<text:tab/>9</text:p>
          <text:p text:style-name="P20">6.6 <text:s/>Test-Protokoll<text:tab/>11</text:p>
          <text:p text:style-name="P19">7 <text:s/>Testfall 3 „Fahrprogramm für eine nicht definierte Lokomotive“<text:tab/>12</text:p>
          <text:p text:style-name="P20">7.1 <text:s/>Identifikation des Testobjektes<text:tab/>12</text:p>
          <text:p text:style-name="P20">7.2 <text:s/>Test-Identifikation<text:tab/>12</text:p>
          <text:p text:style-name="P20">7.3 <text:s/>Testfallbeschreibung<text:tab/>12</text:p>
          <text:p text:style-name="P20">7.4 <text:s/>Testskript<text:tab/>12</text:p>
          <text:p text:style-name="P20">7.5 <text:s/>Testreferenz<text:tab/>13</text:p>
          <text:p text:style-name="P20">7.6 <text:s/>Test-Protokoll<text:tab/>13</text:p>
          <text:p text:style-name="P19">8 <text:s/>Auswertung<text:tab/>14</text:p>
        </text:index-body>
      </text:table-of-content>
      <text:p text:style-name="P10"/>
      <text:h text:style-name="Heading_20_1" text:outline-level="1"><text:tab/>Identifikation des Testobjekts</text:h>
      <text:p text:style-name="P12">Es wird der Programmcode zum Softwaremodul „Leitzentrale“ getestet:</text:p>
      <text:list xml:id="list35582204" text:style-name="L1">
        <text:list-item>
          <text:p text:style-name="P23">Leitzentrale.c<text:tab/>(Version 1.2, <text:span text:style-name="T5">Repository</text:span>-Nr. 181)</text:p>
        </text:list-item>
        <text:list-item>
          <text:p text:style-name="P24">Leitzentrale.h<text:tab/>(Version 1.2, <text:span text:style-name="T5">Repository</text:span>-Nr. 181)</text:p>
        </text:list-item>
      </text:list>
      <text:p text:style-name="P12"/>
      <text:p text:style-name="P12">Das Modul 'Leitzentrale' ist Teil der Anwendungsschicht und erzeugt aus den von den Fahrprogrammen abgerufenen Fahranweisungen Streckenbefehle, die jede der beiden Loks ihre im Pflichtenheft vorgegebene Fahraufgabe kollisionsfrei erledigen lassen sollen.</text:p>
      <text:p text:style-name="P12">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2">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p text:style-name="P12"/>
      <text:p text:style-name="P12"/>
      <text:h text:style-name="P49" text:outline-level="1"><text:tab/>Testziele</text:h>
      <text:p text:style-name="P12">Der Test des Software-Moduls 'Leitzentrale' soll sicherstellen, dass die Streckenbefehle für die Lokomotiven, Weichen und Entkoppler entsprechend dem Streckenabbild korrekt, laut dem Modul-Design 'Leitzentrale', erstellt werden. Dies dient dem Gesamtziel, die Fahraufgabe gemäß Pflichtenheft (Kapitel 6) auszuführen.</text:p>
      <text:p text:style-name="P12"/>
      <text:h text:style-name="Heading_20_1" text:outline-level="1"><text:tab/>Testfall 1 „Fahranweisung holen und wiederholen“</text:h>
      <text:h text:style-name="Heading_20_2" text:outline-level="2"><text:tab/>Identifikation des Testobjektes</text:h>
      <text:p text:style-name="P12">siehe Kapitel 3</text:p>
      <text:p text:style-name="P12"/>
      <text:h text:style-name="P50" text:outline-level="2"><text:tab/>Test-Identifikation</text:h>
      <text:p text:style-name="P16">Testname:<text:tab/>Test_Fahranweisung_holen+wiederholen</text:p>
      <text:p text:style-name="P18">Verzeichnisse</text:p>
      <text:p text:style-name="P17">Testskripts:<text:tab/>Google Code → Dokumente → 04_Tests → 04.02_Testskript → 04.02.05_Leitzentrale</text:p>
      <text:p text:style-name="P17">Testprotokolle:<text:tab/>Google Code → Dokumente → 04_Tests → 04.03_Testprotokolle → 04.03.05_Leitzentrale</text:p>
      <text:p text:style-name="P16"/>
      <text:h text:style-name="Heading_20_2" text:outline-level="2"><text:tab/>Testfallbeschreibung</text:h>
      <text:p text:style-name="Standard">Es wird getestet, dass die Funktion 'getFahranweisung()' wiederholt für die Lokomotive 1 und 2 die korrekten Fahranweisungen zurückgibt. Des Weiteren wird getetstet, ob ein Wiederholen von Fahranweisungen möglich ist.</text:p>
      <text:p text:style-name="Standard"/>
      <text:h text:style-name="P50" text:outline-level="2"><text:tab/>Testskript</text:h>
      <text:p text:style-name="P33">Notizen:</text:p>
      <text:p text:style-name="P33">vor Test der Leitzentrale muss das Modul Fahrprogramm getestet sein!</text:p>
      <text:list xml:id="list36630229" text:style-name="L2">
        <text:list-item>
          <text:p text:style-name="P26"><text:bookmark-start text:name="__DdeLink__3499_1775494012"/>Modul 'Fahrprogramm' initialisieren</text:p>
        </text:list-item>
        <text:list-item>
          <text:p text:style-name="P26">Modul 'Leitzentrale' initialisieren</text:p>
        </text:list-item>
        <text:list-item>
          <text:p text:style-name="P26">for-Schleife mit drei Durchläufen (→ Testfall dreimal durchlaufen) mit folgendem Inhalt:</text:p>
        </text:list-item>
        <text:list-item>
          <text:p text:style-name="P40">for-Schleife mit zwei Durchläufen </text:p>
        </text:list-item>
        <text:list-item>
          <text:p text:style-name="P42"><text:span text:style-name="T3">Schleifenindex</text:span><text:span text:style-name="T7"> entspricht </text:span><text:span text:style-name="T3">Lok</text:span><text:bookmark-end text:name="__DdeLink__3499_1775494012"/></text:p>
        </text:list-item>
        <text:list-item>
          <text:p text:style-name="P42">das Flag <text:span text:style-name="T3">wiederholen[Lok] </text:span><text:span text:style-name="T7">auf </text:span><text:span text:style-name="T3">FALSE</text:span><text:span text:style-name="T7"> setzen</text:span></text:p>
        </text:list-item>
        <text:list-item>
          <text:p text:style-name="P42"><text:span text:style-name="T7">for-Schleife mit drei Durchläufen (drei Fahranweisungen holen)</text:span></text:p>
        </text:list-item>
        <text:list-item>
          <text:p text:style-name="P46">getFahranweisung()</text:p>
        </text:list-item>
        <text:list-item>
          <text:p text:style-name="P44"><text:span text:style-name="T7">Vergleich der Rückgabe mit der erwarteten Fahranweisung</text:span></text:p>
        </text:list-item>
      </text:list>
      <text:p text:style-name="P39"><text:span text:style-name="T3">------------------</text:span></text:p>
      <text:list xml:id="list37142847" text:style-name="L3">
        <text:list-item>
          <text:p text:style-name="P43"><text:span text:style-name="T3">das Flag wiederholen[Lok] </text:span><text:span text:style-name="T7">auf </text:span><text:span text:style-name="T3">TRUE</text:span><text:span text:style-name="T7"> setzen</text:span></text:p>
        </text:list-item>
        <text:list-item>
          <text:p text:style-name="P43"><text:span text:style-name="T7">for-Schleife mit zwei Durchläufen</text:span></text:p>
        </text:list-item>
        <text:list-item>
          <text:p text:style-name="P47"><text:soft-page-break/>getFahranweisung()</text:p>
        </text:list-item>
        <text:list-item>
          <text:p text:style-name="P45"><text:span text:style-name="T7">Vergleich der Rückgabe mit der erwarteten Fahranweisung</text:span></text:p>
        </text:list-item>
        <text:list-item>
          <text:p text:style-name="P45"><text:span text:style-name="T3">das Flag wiederholen[Lok] </text:span><text:span text:style-name="T7">auf </text:span><text:span text:style-name="T3">FALSE</text:span><text:span text:style-name="T7"> setzen</text:span></text:p>
        </text:list-item>
      </text:list>
      <text:list xml:id="list38435431" text:continue-list="list36630229" text:style-name="L2">
        <text:list-item>
          <text:p text:style-name="P26"><text:span text:style-name="T7">Testergebnis in der Konsole ausgeben</text:span></text:p>
        </text:list-item>
      </text:list>
      <text:p text:style-name="P25"/>
      <text:p text:style-name="P12">Dies wird mit folgendem Test-Skript realisiert:</text:p>
      <text:p text:style-name="P12">siehe 'Google Code → 04_Test → 04.02_Testskripts → 04.02.05_Leitzentrale'</text:p>
      <text:p text:style-name="P12"/>
      <text:h text:style-name="P52" text:outline-level="2"><text:tab/>Testreferenz</text:h>
      <text:p text:style-name="P34">Während des Testdurchlaufs werden die in Tabelle 1 und 2 aufgelisteten Rückgabewerte <text:s/>erwartet.</text:p>
      <text:p text:style-name="P34">Für die Schleifendurchläufe mit dem Flag <text:span text:style-name="T3">wiederholen[Lok]=FALSE gilt Tabelle 1:</text:span></text:p>
      <table:table table:name="Tabelle4" table:style-name="Tabelle4">
        <table:table-column table:style-name="Tabelle4.A" table:number-columns-repeated="3"/>
        <table:table-column table:style-name="Tabelle4.D"/>
        <table:table-row>
          <table:table-cell table:style-name="Tabelle4.A1" office:value-type="string">
            <text:p text:style-name="P56">Schleifen-durchlauf</text:p>
            <text:p text:style-name="P56">1. Schleife</text:p>
            <text:p text:style-name="P56">(Testfalldurchführung)</text:p>
          </table:table-cell>
          <table:table-cell table:style-name="Tabelle4.A1" office:value-type="string">
            <text:p text:style-name="P56">Schleifen-durchlauf</text:p>
            <text:p text:style-name="P56">2. Schleife</text:p>
            <text:p text:style-name="P56">(Lokomotive)</text:p>
          </table:table-cell>
          <table:table-cell table:style-name="Tabelle4.A1" office:value-type="string">
            <text:p text:style-name="P56">Schleifendurchlauf</text:p>
            <text:p text:style-name="P56">3. Schleife</text:p>
            <text:p text:style-name="P56">(Fahranweisung)</text:p>
          </table:table-cell>
          <table:table-cell table:style-name="Tabelle4.D1" office:value-type="string">
            <text:p text:style-name="P61">Zurückzugebende Fahranweisung</text:p>
          </table:table-cell>
        </table:table-row>
        <table:table-row>
          <table:table-cell table:style-name="Tabelle4.A2" table:number-rows-spanned="6" office:value-type="float" office:value="1">
            <text:p text:style-name="P29">1</text:p>
          </table:table-cell>
          <table:table-cell table:style-name="Tabelle4.A2" table:number-rows-spanned="3" office:value-type="float" office:value="1">
            <text:p text:style-name="P54">1</text:p>
          </table:table-cell>
          <table:table-cell table:style-name="Tabelle4.A2" office:value-type="float" office:value="1">
            <text:p text:style-name="P54">1</text:p>
          </table:table-cell>
          <table:table-cell table:style-name="Tabelle4.D2" office:value-type="string">
            <text:p text:style-name="P61">[0x0] [0x4]</text:p>
          </table:table-cell>
        </table:table-row>
        <table:table-row>
          <table:covered-table-cell/>
          <table:covered-table-cell/>
          <table:table-cell table:style-name="Tabelle4.A2" office:value-type="float" office:value="2">
            <text:p text:style-name="P54">2</text:p>
          </table:table-cell>
          <table:table-cell table:style-name="Tabelle4.D2" office:value-type="string">
            <text:p text:style-name="P60">[0x0] [0x5]</text:p>
          </table:table-cell>
        </table:table-row>
        <table:table-row>
          <table:covered-table-cell/>
          <table:covered-table-cell/>
          <table:table-cell table:style-name="Tabelle4.A2" office:value-type="float" office:value="3">
            <text:p text:style-name="P54">3</text:p>
          </table:table-cell>
          <table:table-cell table:style-name="Tabelle4.D2" office:value-type="string">
            <text:p text:style-name="P60">[0x0] [0x6]</text:p>
          </table:table-cell>
        </table:table-row>
        <table:table-row>
          <table:covered-table-cell/>
          <table:table-cell table:style-name="Tabelle4.A2" table:number-rows-spanned="3" office:value-type="float" office:value="2">
            <text:p text:style-name="P54">2</text:p>
          </table:table-cell>
          <table:table-cell table:style-name="Tabelle4.A2" office:value-type="float" office:value="1">
            <text:p text:style-name="P54">1</text:p>
          </table:table-cell>
          <table:table-cell table:style-name="Tabelle4.D2" office:value-type="string">
            <text:p text:style-name="P61">[0x1] [0x1]</text:p>
          </table:table-cell>
        </table:table-row>
        <table:table-row>
          <table:covered-table-cell/>
          <table:covered-table-cell/>
          <table:table-cell table:style-name="Tabelle4.A2" office:value-type="float" office:value="2">
            <text:p text:style-name="P54">2</text:p>
          </table:table-cell>
          <table:table-cell table:style-name="Tabelle4.D2" office:value-type="string">
            <text:p text:style-name="P60">[0x1] [0x7]</text:p>
          </table:table-cell>
        </table:table-row>
        <table:table-row>
          <table:covered-table-cell/>
          <table:covered-table-cell/>
          <table:table-cell table:style-name="Tabelle4.A2" office:value-type="float" office:value="3">
            <text:p text:style-name="P54">3</text:p>
          </table:table-cell>
          <table:table-cell table:style-name="Tabelle4.D2" office:value-type="string">
            <text:p text:style-name="P60">[0x1] [0x4]</text:p>
          </table:table-cell>
        </table:table-row>
        <table:table-row>
          <table:table-cell table:style-name="Tabelle4.A2" table:number-rows-spanned="6" office:value-type="float" office:value="2">
            <text:p text:style-name="P29">2</text:p>
          </table:table-cell>
          <table:table-cell table:style-name="Tabelle4.A2" table:number-rows-spanned="3" office:value-type="float" office:value="1">
            <text:p text:style-name="P54">1</text:p>
          </table:table-cell>
          <table:table-cell table:style-name="Tabelle4.A2" office:value-type="float" office:value="1">
            <text:p text:style-name="P54">1</text:p>
          </table:table-cell>
          <table:table-cell table:style-name="Tabelle4.D2" office:value-type="string">
            <text:p text:style-name="P61">[0x0] [0x4]</text:p>
          </table:table-cell>
        </table:table-row>
        <table:table-row>
          <table:covered-table-cell/>
          <table:covered-table-cell/>
          <table:table-cell table:style-name="Tabelle4.A2" office:value-type="float" office:value="2">
            <text:p text:style-name="P54">2</text:p>
          </table:table-cell>
          <table:table-cell table:style-name="Tabelle4.D2" office:value-type="string">
            <text:p text:style-name="P60">[0x0] [0x5]</text:p>
          </table:table-cell>
        </table:table-row>
        <table:table-row>
          <table:covered-table-cell/>
          <table:covered-table-cell/>
          <table:table-cell table:style-name="Tabelle4.A2" office:value-type="float" office:value="3">
            <text:p text:style-name="P54">3</text:p>
          </table:table-cell>
          <table:table-cell table:style-name="Tabelle4.D2" office:value-type="string">
            <text:p text:style-name="P60">[0x0] [0x6]</text:p>
          </table:table-cell>
        </table:table-row>
        <table:table-row>
          <table:covered-table-cell/>
          <table:table-cell table:style-name="Tabelle4.A2" table:number-rows-spanned="3" office:value-type="float" office:value="0">
            <text:p text:style-name="P54">2</text:p>
          </table:table-cell>
          <table:table-cell table:style-name="Tabelle4.A2" office:value-type="float" office:value="1">
            <text:p text:style-name="P54">1</text:p>
          </table:table-cell>
          <table:table-cell table:style-name="Tabelle4.D2" office:value-type="string">
            <text:p text:style-name="P61">[0x1] [0x1]</text:p>
          </table:table-cell>
        </table:table-row>
        <table:table-row>
          <table:covered-table-cell/>
          <table:covered-table-cell/>
          <table:table-cell table:style-name="Tabelle4.A2" office:value-type="float" office:value="2">
            <text:p text:style-name="P54">2</text:p>
          </table:table-cell>
          <table:table-cell table:style-name="Tabelle4.D2" office:value-type="string">
            <text:p text:style-name="P60">[0x1] [0x7]</text:p>
          </table:table-cell>
        </table:table-row>
        <table:table-row>
          <table:covered-table-cell/>
          <table:covered-table-cell/>
          <table:table-cell table:style-name="Tabelle4.A2" office:value-type="float" office:value="3">
            <text:p text:style-name="P54">3</text:p>
          </table:table-cell>
          <table:table-cell table:style-name="Tabelle4.D2" office:value-type="string">
            <text:p text:style-name="P60">[0x1] [0x4]</text:p>
          </table:table-cell>
        </table:table-row>
        <table:table-row>
          <table:table-cell table:style-name="Tabelle4.A2" table:number-rows-spanned="6" office:value-type="float" office:value="0">
            <text:p text:style-name="P29">3</text:p>
          </table:table-cell>
          <table:table-cell table:style-name="Tabelle4.A2" table:number-rows-spanned="3" office:value-type="float" office:value="0">
            <text:p text:style-name="P54">1</text:p>
          </table:table-cell>
          <table:table-cell table:style-name="Tabelle4.A2" office:value-type="float" office:value="1">
            <text:p text:style-name="P54">1</text:p>
          </table:table-cell>
          <table:table-cell table:style-name="Tabelle4.D2" office:value-type="string">
            <text:p text:style-name="P61">[0x0] [0x4]</text:p>
          </table:table-cell>
        </table:table-row>
        <table:table-row>
          <table:covered-table-cell/>
          <table:covered-table-cell/>
          <table:table-cell table:style-name="Tabelle4.A2" office:value-type="float" office:value="2">
            <text:p text:style-name="P54">2</text:p>
          </table:table-cell>
          <table:table-cell table:style-name="Tabelle4.D2" office:value-type="string">
            <text:p text:style-name="P60">[0x0] [0x5]</text:p>
          </table:table-cell>
        </table:table-row>
        <table:table-row>
          <table:covered-table-cell/>
          <table:covered-table-cell/>
          <table:table-cell table:style-name="Tabelle4.A2" office:value-type="float" office:value="3">
            <text:p text:style-name="P54">3</text:p>
          </table:table-cell>
          <table:table-cell table:style-name="Tabelle4.D2" office:value-type="string">
            <text:p text:style-name="P60">[0x0] [0x6]</text:p>
          </table:table-cell>
        </table:table-row>
        <table:table-row>
          <table:covered-table-cell/>
          <table:table-cell table:style-name="Tabelle4.A2" table:number-rows-spanned="3" office:value-type="float" office:value="0">
            <text:p text:style-name="P54">2</text:p>
          </table:table-cell>
          <table:table-cell table:style-name="Tabelle4.A2" office:value-type="float" office:value="1">
            <text:p text:style-name="P54">1</text:p>
          </table:table-cell>
          <table:table-cell table:style-name="Tabelle4.D2" office:value-type="string">
            <text:p text:style-name="P61">[0x1] [0x1]</text:p>
          </table:table-cell>
        </table:table-row>
        <table:table-row>
          <table:covered-table-cell/>
          <table:covered-table-cell/>
          <table:table-cell table:style-name="Tabelle4.A2" office:value-type="float" office:value="2">
            <text:p text:style-name="P54">2</text:p>
          </table:table-cell>
          <table:table-cell table:style-name="Tabelle4.D2" office:value-type="string">
            <text:p text:style-name="P60">[0x1] [0x7]</text:p>
          </table:table-cell>
        </table:table-row>
        <table:table-row>
          <table:covered-table-cell/>
          <table:covered-table-cell/>
          <table:table-cell table:style-name="Tabelle4.A2" office:value-type="float" office:value="3">
            <text:p text:style-name="P54">3</text:p>
          </table:table-cell>
          <table:table-cell table:style-name="Tabelle4.D2" office:value-type="string">
            <text:p text:style-name="P60">[0x1] [0x4]</text:p>
          </table:table-cell>
        </table:table-row>
      </table:table>
      <text:p text:style-name="P63">Tabelle <text:sequence text:ref-name="refTable2" text:name="Table" text:formula="ooow:Table+1" style:num-format="1">1</text:sequence>: Erwartete Rückgabewerte für den Testfall 1 mit wiederholen[Lok] = FALSE</text:p>
      <text:p text:style-name="P34"/>
      <text:p text:style-name="P35">Für die Schleifendurchläufe mit dem Flag <text:span text:style-name="T3">wiederholen[Lok]=TRUE gilt Tabelle 2:</text:span></text:p>
      <text:p text:style-name="P34"/>
      <table:table table:name="Tabelle3" table:style-name="Tabelle3">
        <table:table-column table:style-name="Tabelle3.A" table:number-columns-repeated="3"/>
        <table:table-column table:style-name="Tabelle3.D"/>
        <table:table-row>
          <table:table-cell table:style-name="Tabelle3.A1" office:value-type="string">
            <text:p text:style-name="P56">Schleifen-durchlauf</text:p>
            <text:p text:style-name="P56">1. Schleife</text:p>
            <text:p text:style-name="P56">(Testfalldurchführung)</text:p>
          </table:table-cell>
          <table:table-cell table:style-name="Tabelle3.A1" office:value-type="string">
            <text:p text:style-name="P56">Schleifen-durchlauf</text:p>
            <text:p text:style-name="P56">2. Schleife</text:p>
            <text:p text:style-name="P56">(Lokomotive)</text:p>
          </table:table-cell>
          <table:table-cell table:style-name="Tabelle3.A1" office:value-type="string">
            <text:p text:style-name="P56">Schleifendurchlauf</text:p>
            <text:p text:style-name="P56">3. Schleife</text:p>
            <text:p text:style-name="P56">(Fahranweisung)</text:p>
          </table:table-cell>
          <table:table-cell table:style-name="Tabelle3.D1" office:value-type="string">
            <text:p text:style-name="P61">Zurückzugebende Fahranweisung</text:p>
          </table:table-cell>
        </table:table-row>
        <table:table-row>
          <table:table-cell table:style-name="Tabelle3.A2" table:number-rows-spanned="6" office:value-type="float" office:value="1">
            <text:p text:style-name="P29">1</text:p>
          </table:table-cell>
          <table:table-cell table:style-name="Tabelle3.A2" table:number-rows-spanned="3" office:value-type="float" office:value="1">
            <text:p text:style-name="P54">1</text:p>
          </table:table-cell>
          <table:table-cell table:style-name="Tabelle3.A2" office:value-type="float" office:value="1">
            <text:p text:style-name="P54">1</text:p>
          </table:table-cell>
          <table:table-cell table:style-name="Tabelle3.D2" office:value-type="string">
            <text:p text:style-name="P61">[0x0] [0x4]</text:p>
          </table:table-cell>
        </table:table-row>
        <table:table-row>
          <table:covered-table-cell/>
          <table:covered-table-cell/>
          <table:table-cell table:style-name="Tabelle3.A2" office:value-type="float" office:value="2">
            <text:p text:style-name="P54">2</text:p>
          </table:table-cell>
          <table:table-cell table:style-name="Tabelle3.D2" office:value-type="string">
            <text:p text:style-name="P60">[0x0] [0x5]</text:p>
          </table:table-cell>
        </table:table-row>
        <table:table-row>
          <table:covered-table-cell/>
          <table:covered-table-cell/>
          <table:table-cell table:style-name="Tabelle3.A2" office:value-type="float" office:value="3">
            <text:p text:style-name="P54">3</text:p>
          </table:table-cell>
          <table:table-cell table:style-name="Tabelle3.D2" office:value-type="string">
            <text:p text:style-name="P60">[0x0] [0x6]</text:p>
          </table:table-cell>
        </table:table-row>
        <table:table-row>
          <table:covered-table-cell/>
          <table:table-cell table:style-name="Tabelle3.A2" table:number-rows-spanned="3" office:value-type="float" office:value="2">
            <text:p text:style-name="P54">2</text:p>
          </table:table-cell>
          <table:table-cell table:style-name="Tabelle3.A2" office:value-type="float" office:value="1">
            <text:p text:style-name="P54">1</text:p>
          </table:table-cell>
          <table:table-cell table:style-name="Tabelle3.D2" office:value-type="string">
            <text:p text:style-name="P61">[0x1] [0x1]</text:p>
          </table:table-cell>
        </table:table-row>
        <table:table-row>
          <table:covered-table-cell/>
          <table:covered-table-cell/>
          <table:table-cell table:style-name="Tabelle3.A2" office:value-type="float" office:value="2">
            <text:p text:style-name="P54">2</text:p>
          </table:table-cell>
          <table:table-cell table:style-name="Tabelle3.D2" office:value-type="string">
            <text:p text:style-name="P60">[0x1] [0x7]</text:p>
          </table:table-cell>
        </table:table-row>
        <table:table-row>
          <table:covered-table-cell/>
          <table:covered-table-cell/>
          <table:table-cell table:style-name="Tabelle3.A2" office:value-type="float" office:value="3">
            <text:p text:style-name="P54">3</text:p>
          </table:table-cell>
          <table:table-cell table:style-name="Tabelle3.D2" office:value-type="string">
            <text:p text:style-name="P60">[0x1] [0x4]</text:p>
          </table:table-cell>
        </table:table-row>
        <table:table-row>
          <table:table-cell table:style-name="Tabelle3.A2" table:number-rows-spanned="6" office:value-type="float" office:value="2">
            <text:p text:style-name="P29">2</text:p>
          </table:table-cell>
          <table:table-cell table:style-name="Tabelle3.A2" table:number-rows-spanned="3" office:value-type="float" office:value="1">
            <text:p text:style-name="P54">1</text:p>
          </table:table-cell>
          <table:table-cell table:style-name="Tabelle3.A2" office:value-type="float" office:value="1">
            <text:p text:style-name="P54">1</text:p>
          </table:table-cell>
          <table:table-cell table:style-name="Tabelle3.D2" office:value-type="string">
            <text:p text:style-name="P61">[0x0] [0x4]</text:p>
          </table:table-cell>
        </table:table-row>
        <table:table-row>
          <table:covered-table-cell/>
          <table:covered-table-cell/>
          <table:table-cell table:style-name="Tabelle3.A2" office:value-type="float" office:value="2">
            <text:p text:style-name="P54">2</text:p>
          </table:table-cell>
          <table:table-cell table:style-name="Tabelle3.D2" office:value-type="string">
            <text:p text:style-name="P60">[0x0] [0x5]</text:p>
          </table:table-cell>
        </table:table-row>
        <table:table-row>
          <table:covered-table-cell/>
          <table:covered-table-cell/>
          <table:table-cell table:style-name="Tabelle3.A2" office:value-type="float" office:value="3">
            <text:p text:style-name="P54">3</text:p>
          </table:table-cell>
          <table:table-cell table:style-name="Tabelle3.D2" office:value-type="string">
            <text:p text:style-name="P60">[0x0] [0x6]</text:p>
          </table:table-cell>
        </table:table-row>
        <table:table-row>
          <table:covered-table-cell/>
          <table:table-cell table:style-name="Tabelle3.A2" table:number-rows-spanned="3" office:value-type="float" office:value="0">
            <text:p text:style-name="P54">2</text:p>
          </table:table-cell>
          <table:table-cell table:style-name="Tabelle3.A2" office:value-type="float" office:value="1">
            <text:p text:style-name="P54">1</text:p>
          </table:table-cell>
          <table:table-cell table:style-name="Tabelle3.D2" office:value-type="string">
            <text:p text:style-name="P61">[0x1] [0x1]</text:p>
          </table:table-cell>
        </table:table-row>
        <table:table-row>
          <table:covered-table-cell/>
          <table:covered-table-cell/>
          <table:table-cell table:style-name="Tabelle3.A2" office:value-type="float" office:value="2">
            <text:p text:style-name="P54">2</text:p>
          </table:table-cell>
          <table:table-cell table:style-name="Tabelle3.D2" office:value-type="string">
            <text:p text:style-name="P60">[0x1] [0x7]</text:p>
          </table:table-cell>
        </table:table-row>
        <table:table-row>
          <table:covered-table-cell/>
          <table:covered-table-cell/>
          <table:table-cell table:style-name="Tabelle3.A2" office:value-type="float" office:value="3">
            <text:p text:style-name="P54">3</text:p>
          </table:table-cell>
          <table:table-cell table:style-name="Tabelle3.D2" office:value-type="string">
            <text:p text:style-name="P60">[0x1] [0x4]</text:p>
          </table:table-cell>
        </table:table-row>
        <table:table-row>
          <table:table-cell table:style-name="Tabelle3.A2" table:number-rows-spanned="6" office:value-type="float" office:value="0">
            <text:p text:style-name="P29">3</text:p>
          </table:table-cell>
          <table:table-cell table:style-name="Tabelle3.A2" table:number-rows-spanned="3" office:value-type="float" office:value="0">
            <text:p text:style-name="P54">1</text:p>
          </table:table-cell>
          <table:table-cell table:style-name="Tabelle3.A2" office:value-type="float" office:value="1">
            <text:p text:style-name="P54">1</text:p>
          </table:table-cell>
          <table:table-cell table:style-name="Tabelle3.D2" office:value-type="string">
            <text:p text:style-name="P61">[0x0] [0x4]</text:p>
          </table:table-cell>
        </table:table-row>
        <table:table-row>
          <table:covered-table-cell/>
          <table:covered-table-cell/>
          <table:table-cell table:style-name="Tabelle3.A2" office:value-type="float" office:value="2">
            <text:p text:style-name="P54">2</text:p>
          </table:table-cell>
          <table:table-cell table:style-name="Tabelle3.D2" office:value-type="string">
            <text:p text:style-name="P60">[0x0] [0x5]</text:p>
          </table:table-cell>
        </table:table-row>
        <table:table-row>
          <table:covered-table-cell/>
          <table:covered-table-cell/>
          <table:table-cell table:style-name="Tabelle3.A2" office:value-type="float" office:value="3">
            <text:p text:style-name="P54">3</text:p>
          </table:table-cell>
          <table:table-cell table:style-name="Tabelle3.D2" office:value-type="string">
            <text:p text:style-name="P60">[0x0] [0x6]</text:p>
          </table:table-cell>
        </table:table-row>
        <table:table-row>
          <table:covered-table-cell/>
          <table:table-cell table:style-name="Tabelle3.A2" table:number-rows-spanned="3" office:value-type="float" office:value="0">
            <text:p text:style-name="P54">2</text:p>
          </table:table-cell>
          <table:table-cell table:style-name="Tabelle3.A2" office:value-type="float" office:value="1">
            <text:p text:style-name="P54">1</text:p>
          </table:table-cell>
          <table:table-cell table:style-name="Tabelle3.D2" office:value-type="string">
            <text:p text:style-name="P61">[0x1] [0x1]</text:p>
          </table:table-cell>
        </table:table-row>
        <table:table-row>
          <table:covered-table-cell/>
          <table:covered-table-cell/>
          <table:table-cell table:style-name="Tabelle3.A2" office:value-type="float" office:value="2">
            <text:p text:style-name="P54">2</text:p>
          </table:table-cell>
          <table:table-cell table:style-name="Tabelle3.D2" office:value-type="string">
            <text:p text:style-name="P60">[0x1] [0x7]</text:p>
          </table:table-cell>
        </table:table-row>
        <table:table-row>
          <table:covered-table-cell/>
          <table:covered-table-cell/>
          <table:table-cell table:style-name="Tabelle3.A2" office:value-type="float" office:value="3">
            <text:p text:style-name="P54">3</text:p>
          </table:table-cell>
          <table:table-cell table:style-name="Tabelle3.D2" office:value-type="string">
            <text:p text:style-name="P60">[0x1] [0x4]</text:p>
          </table:table-cell>
        </table:table-row>
      </table:table>
      <text:p text:style-name="P64">Tabelle <text:sequence text:ref-name="refTable0" text:name="Table" text:formula="ooow:Table+1" style:num-format="1">2</text:sequence>: Erwartete Rückgabewerte für den Testfall 1 mit wiederholen[Lok] = TRUE</text:p>
      <text:p text:style-name="P64"/>
      <text:h text:style-name="P51" text:outline-level="2"><text:tab/>Test-Protokoll</text:h>
      <text:p text:style-name="P12">Das Konsolen-Ergebnis wird in das Dokument 'Protokoll_Test_Leitzentrale' kopiert und diese Datei im Ordner 'Google Code → Dokumente → 04_Tests → 04.03_Testprotokolle → 04.03.05_Leitzentrale' abgelegt.</text:p>
      <text:p text:style-name="P12"/>
      <text:p text:style-name="P12"/>
      <text:h text:style-name="Heading_20_1" text:outline-level="1"><text:tab/>Testfall „Befahrbarkeit sicherstellen“</text:h>
      <text:h text:style-name="Heading_20_2" text:outline-level="2"><text:tab/>Identifikation des Testobjektes</text:h>
      <text:p text:style-name="P12">siehe Kapitel 3</text:p>
      <text:p text:style-name="P12"/>
      <text:h text:style-name="P50" text:outline-level="2"><text:tab/>Test-Identifikation</text:h>
      <text:p text:style-name="P16">Testname:<text:tab/>Test_Befahrbarkeit</text:p>
      <text:p text:style-name="P18">Verzeichnisse</text:p>
      <text:p text:style-name="P17">Testskripts:<text:tab/>Google Code → Dokumente → 04_Tests → 04.02_Testskript → 04.02.05_Leitzentrale</text:p>
      <text:p text:style-name="P17">Testprotokolle:<text:tab/>Google Code → Dokumente → 04_Tests → 04.03_Testprotokolle → 04.03.05_Leitzentrale</text:p>
      <text:p text:style-name="P16"/>
      <text:h text:style-name="Heading_20_2" text:outline-level="2"><text:tab/>Testfallbeschreibung</text:h>
      <text:p text:style-name="Standard">***<text:tab/></text:p>
      <text:p text:style-name="P16"/>
      <text:h text:style-name="P50" text:outline-level="2"><text:tab/>Testskript</text:h>
      <text:p text:style-name="P33">Notizen:</text:p>
      <text:list xml:id="list38430264" text:continue-numbering="true" text:style-name="L2">
        <text:list-item>
          <text:p text:style-name="P26">Modul 'Leitzentrale' initialisieren</text:p>
        </text:list-item>
        <text:list-item>
          <text:p text:style-name="P30">Variable BV_Streckentopologie.prevSwitch, <text:s/>BV_Streckentopologie.nextSwitch, BV_weichenBelegung erstellen</text:p>
        </text:list-item>
        <text:list-item>
          <text:p text:style-name="P26">for-Schleife mit drei Durchläufen (→ Testfall dreimal durchlaufen) mit folgendem Inhalt:</text:p>
        </text:list-item>
      </text:list>
      <text:list xml:id="list38384430" text:style-name="L5">
        <text:list-item>
          <text:p text:style-name="P41">checkBelegt</text:p>
        </text:list-item>
      </text:list>
      <text:p text:style-name="P33"/>
      <text:p text:style-name="P33"/>
      <text:p text:style-name="P12">Dies wird mit folgendem Test-Skript realisiert:</text:p>
      <text:p text:style-name="P12">siehe 'Google Code → 04_Test → 04.02_Testskripts → 04.02.05_Leitzentrale'</text:p>
      <text:p text:style-name="P12"/>
      <text:h text:style-name="P52" text:outline-level="2"><text:tab/>Testreferenz</text:h>
      <text:p text:style-name="P34">Während des Testdurchlaufs werden... </text:p>
      <text:p text:style-name="P34"/>
      <text:h text:style-name="P51" text:outline-level="2"><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3 „An- /Abkuppelbetrieb regeln“</text:h>
      <text:h text:style-name="Heading_20_2" text:outline-level="2"><text:tab/>Identifikation des Testobjektes</text:h>
      <text:p text:style-name="P12">siehe Kapitel 3</text:p>
      <text:p text:style-name="P12"/>
      <text:h text:style-name="P50" text:outline-level="2"><text:tab/>Test-Identifikation</text:h>
      <text:p text:style-name="P16">Testname:<text:tab/>Test_An-Abkuppelbetrieb</text:p>
      <text:p text:style-name="P18">Verzeichnisse</text:p>
      <text:p text:style-name="P17">Testskripts:<text:tab/>Google Code → Dokumente → 04_Tests → 04.02_Testskript → 04.02.05_Leitzentrale</text:p>
      <text:p text:style-name="P17">Testprotokolle:<text:tab/>Google Code → Dokumente → 04_Tests → 04.03_Testprotokolle → 04.03.05_Leitzentrale</text:p>
      <text:p text:style-name="P16"/>
      <text:h text:style-name="Heading_20_2" text:outline-level="2"><text:tab/>Testfallbeschreibung</text:h>
      <text:p text:style-name="Standard">***<text:tab/></text:p>
      <text:p text:style-name="P16"/>
      <text:h text:style-name="P50" text:outline-level="2"><text:tab/>Testskript</text:h>
      <text:p text:style-name="P33">Notizen:</text:p>
      <text:p text:style-name="P33"/>
      <text:p text:style-name="P33"/>
      <text:p text:style-name="P33"/>
      <text:p text:style-name="P12">Dies wird mit folgendem Test-Skript realisiert:</text:p>
      <text:p text:style-name="P12">siehe 'Google Code → 04_Test → 04.02_Testskripts → 04.02.05_Leitzentrale'</text:p>
      <text:p text:style-name="P12"/>
      <text:h text:style-name="P52" text:outline-level="2"><text:tab/>Testreferenz</text:h>
      <text:p text:style-name="P34">Während des Testdurchlaufs werden... </text:p>
      <text:p text:style-name="P34"/>
      <text:h text:style-name="P51" text:outline-level="2"><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4 „Fahr-/ Haltebetrieb regeln“</text:h>
      <text:h text:style-name="Heading_20_2" text:outline-level="2"><text:tab/>Identifikation des Testobjektes</text:h>
      <text:p text:style-name="P12">siehe Kapitel 3</text:p>
      <text:p text:style-name="P12"/>
      <text:h text:style-name="P50" text:outline-level="2"><text:tab/>Test-Identifikation</text:h>
      <text:p text:style-name="P16">Testname:<text:tab/>Test_Fahr-Haltebetrieb</text:p>
      <text:p text:style-name="P18">Verzeichnisse</text:p>
      <text:p text:style-name="P17">Testskripts:<text:tab/>Google Code → Dokumente → 04_Tests → 04.02_Testskript → 04.02.05_Leitzentrale</text:p>
      <text:p text:style-name="P17">Testprotokolle:<text:tab/>Google Code → Dokumente → 04_Tests → 04.03_Testprotokolle → 04.03.05_Leitzentrale</text:p>
      <text:p text:style-name="P16"/>
      <text:h text:style-name="Heading_20_2" text:outline-level="2"><text:tab/>Testfallbeschreibung</text:h>
      <text:p text:style-name="Standard">***<text:tab/></text:p>
      <text:p text:style-name="P16"/>
      <text:h text:style-name="P50" text:outline-level="2"><text:tab/>Testskript</text:h>
      <text:p text:style-name="P33">Notizen:</text:p>
      <text:p text:style-name="P33"/>
      <text:p text:style-name="P33"/>
      <text:p text:style-name="P33"/>
      <text:p text:style-name="P12">Dies wird mit folgendem Test-Skript realisiert:</text:p>
      <text:p text:style-name="P12">siehe 'Google Code → 04_Test → 04.02_Testskripts → 04.02.05_Leitzentrale'</text:p>
      <text:p text:style-name="P12"/>
      <text:h text:style-name="P52" text:outline-level="2"><text:tab/>Testreferenz</text:h>
      <text:p text:style-name="P34">Während des Testdurchlaufs werden... </text:p>
      <text:p text:style-name="P34"/>
      <text:h text:style-name="P51" text:outline-level="2"><text:tab/>Test-Protokoll</text:h>
      <text:p text:style-name="P12">Das Konsolen-Ergebnis wird in das Dokument 'Protokoll_Test_Leitzentrale' kopiert und diese Datei im Ordner 'Google Code → Dokumente → 04_Tests → 04.03_Testprotokolle → 04.03.05_Leitzentrale' abgelegt.</text:p>
      <text:p text:style-name="P12"/>
      <text:p text:style-name="P12"/>
      <text:h text:style-name="P48" text:outline-level="1"><text:tab/>Auswertung</text:h>
      <text:p text:style-name="P13">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Leitzentrale</text:reference-ref></text:p>
              </table:table-cell>
              <table:table-cell table:style-name="Tabelle2.A1" office:value-type="string">
                <text:p text:style-name="MP2"/>
              </table:table-cell>
              <table:table-cell table:style-name="Tabelle2.A1" office:value-type="string">
                <text:p text:style-name="MP3"><text:chapter text:display="name" text:outline-level="1">Auswertung</text:chapter></text:p>
              </table:table-cell>
            </table:table-row>
          </table:table-header-rows>
        </table:table>
        <text:p text:style-name="MP4"><draw:frame draw:style-name="Mfr1" draw:name="Rahmen9" text:anchor-type="char" svg:x="0cm" svg:y="4.501cm" svg:width="17.701cm" svg:height="0.4cm" draw:z-index="5"><draw:text-box><text:p text:style-name="MP5"><text:s/></text:p><text:p text:style-name="MP5"/></draw:text-box></draw:frame></text:p>
      </style:header>
      <style:footer>
        <text:p text:style-name="Footer"><draw:frame draw:style-name="Mfr1" draw:name="Rahmen8" text:anchor-type="char" svg:x="0cm" svg:y="27.303cm" svg:width="17.701cm" svg:height="0.4cm" draw:z-index="27"><draw:text-box><text:p text:style-name="MP6"/></draw:text-box></draw:frame><text:tab/>Version <text:span text:style-name="MT1"><text:reference-ref text:reference-format="text" text:ref-name="Version">0.0</text:reference-ref></text:span> vom <text:modification-date style:data-style-name="N36">26.05.2010</text:modification-date><text:tab/>Seite <text:page-number text:select-page="current">16</text:page-number>/<text:page-count style:num-format="1">16</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Leitzentrale</text:reference-ref></text:span><draw:frame draw:style-name="Mfr1" draw:name="Rahmen11" text:anchor-type="char" svg:x="0cm" svg:y="4.501cm" svg:width="17.701cm" svg:height="0.4cm" draw:z-index="30"><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1"><draw:text-box><text:p text:style-name="MP6"/></draw:text-box></draw:frame><text:tab/>Version <text:span text:style-name="MT1"><text:reference-ref text:reference-format="text" text:ref-name="Version">0.0</text:reference-ref></text:span> vom <text:modification-date style:data-style-name="N36">26.05.2010</text:modification-date><text:tab/>Seite <text:page-number text:select-page="current">16</text:page-number>/<text:page-count style:num-format="1">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dc:title>
    <dc:subject>Sichere Eisenbahnsteuerung</dc:subject>
    <meta:initial-creator>Norman Nieß</meta:initial-creator>
    <meta:creation-date>2010-04-21T17:30:25</meta:creation-date>
    <meta:editing-cycles>21</meta:editing-cycles>
    <meta:editing-duration>PT11H18M51S</meta:editing-duration>
    <dc:date>2010-05-26T18:32:20.75</dc:date>
    <dc:creator>Norman Nieß</dc:creator>
    <meta:document-statistic meta:table-count="4" meta:image-count="0" meta:object-count="0" meta:page-count="16" meta:paragraph-count="268" meta:word-count="1104" meta:character-count="8373"/>
    <meta:user-defined meta:name="Info 1"/>
    <meta:user-defined meta:name="Info 2"/>
    <meta:user-defined meta:name="Info 3"/>
    <meta:user-defined meta:name="Info 4"/>
  </office:meta>
</office:document-meta>
</file>